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Название">
            <text:p>Название</text:p>
          </table:table-cell>
          <table:table-cell office:value-type="string" office:string-value="Автор">
            <text:p>Автор</text:p>
          </table:table-cell>
          <table:table-cell office:value-type="string" office:string-value="Цена">
            <text:p>Цена</text:p>
          </table:table-cell>
        </table:table-row>
        <table:table-row>
          <table:table-cell office:value-type="string" office:string-value="Python. Полное руководство">
            <text:p>Python. Полное руководство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1 651 ₽">
            <text:p>1 651 ₽</text:p>
          </table:table-cell>
        </table:table-row>
        <table:table-row>
          <table:table-cell office:value-type="string" office:string-value="Python. Полное руководство">
            <text:p>Python. Полное руководство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1 651 ₽">
            <text:p>1 651 ₽</text:p>
          </table:table-cell>
        </table:table-row>
        <table:table-row>
          <table:table-cell office:value-type="string" office:string-value="Python с нуля">
            <text:p>Python с нуля</text:p>
          </table:table-cell>
          <table:table-cell office:value-type="string" office:string-value="Петр Левашов">
            <text:p>Петр Левашов</text:p>
          </table:table-cell>
          <table:table-cell office:value-type="string" office:string-value="2 359 ₽">
            <text:p>2 359 ₽</text:p>
          </table:table-cell>
        </table:table-row>
        <table:table-row>
          <table:table-cell office:value-type="string" office:string-value="Python для непрограммистов. Самоучитель в примерах">
            <text:p>Python для непрограммистов. Самоучитель в примерах</text:p>
          </table:table-cell>
          <table:table-cell office:value-type="string" office:string-value="Джош Коглиати">
            <text:p>Джош Коглиати</text:p>
          </table:table-cell>
          <table:table-cell office:value-type="string" office:string-value="766 ₽">
            <text:p>766 ₽</text:p>
          </table:table-cell>
        </table:table-row>
        <table:table-row>
          <table:table-cell office:value-type="string" office:string-value="Python на примерах. Практика, практика и только практика">
            <text:p>Python на примерах. Практика, практика и только практика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1 120 ₽">
            <text:p>1 120 ₽</text:p>
          </table:table-cell>
        </table:table-row>
        <table:table-row>
          <table:table-cell office:value-type="string" office:string-value="Python на практике. Войти в IT с нуля">
            <text:p>Python на практике. Войти в IT с нуля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943 ₽">
            <text:p>943 ₽</text:p>
          </table:table-cell>
        </table:table-row>
        <table:table-row>
          <table:table-cell office:value-type="string" office:string-value="Python на примерах. Практика, практика и только практика">
            <text:p>Python на примерах. Практика, практика и только практика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1 120 ₽">
            <text:p>1 120 ₽</text:p>
          </table:table-cell>
        </table:table-row>
        <table:table-row>
          <table:table-cell office:value-type="string" office:string-value="Python - это просто. Пошаговое руководство по программированию и анализу данных">
            <text:p>Python - это просто. Пошаговое руководство по программированию и анализу данных</text:p>
          </table:table-cell>
          <table:table-cell office:value-type="string" office:string-value="Нилаб Нисчал">
            <text:p>Нилаб Нисчал</text:p>
          </table:table-cell>
          <table:table-cell office:value-type="string" office:string-value="1 474 ₽">
            <text:p>1 474 ₽</text:p>
          </table:table-cell>
        </table:table-row>
        <table:table-row>
          <table:table-cell office:value-type="string" office:string-value="Python - это просто. Пошаговое руководство по программированию и анализу данных">
            <text:p>Python - это просто. Пошаговое руководство по программированию и анализу данных</text:p>
          </table:table-cell>
          <table:table-cell office:value-type="string" office:string-value="Нилаб Нисчал">
            <text:p>Нилаб Нисчал</text:p>
          </table:table-cell>
          <table:table-cell office:value-type="string" office:string-value="1 474 ₽">
            <text:p>1 474 ₽</text:p>
          </table:table-cell>
        </table:table-row>
        <table:table-row>
          <table:table-cell office:value-type="string" office:string-value="Python для детей. Играем, чтобы программировать">
            <text:p>Python для детей. Играем, чтобы программировать</text:p>
          </table:table-cell>
          <table:table-cell office:value-type="string" office:string-value="Автор не указан">
            <text:p>Автор не указан</text:p>
          </table:table-cell>
          <table:table-cell office:value-type="string" office:string-value="1 887 ₽">
            <text:p>1 887 ₽</text:p>
          </table:table-cell>
        </table:table-row>
        <table:table-row>
          <table:table-cell office:value-type="string" office:string-value="Python. Справочник-практикум по разработке игр и приложений (+виртуальный диск с играми и программами)">
            <text:p>Python. Справочник-практикум по разработке игр и приложений (+виртуальный диск с играми и программами)</text:p>
          </table:table-cell>
          <table:table-cell office:value-type="string" office:string-value="Е. Кутыгин">
            <text:p>Е. Кутыгин</text:p>
          </table:table-cell>
          <table:table-cell office:value-type="string" office:string-value="1 651 ₽">
            <text:p>1 651 ₽</text:p>
          </table:table-cell>
        </table:table-row>
        <table:table-row>
          <table:table-cell office:value-type="string" office:string-value="Python: быстрый старт">
            <text:p>Python: быстрый старт</text:p>
          </table:table-cell>
          <table:table-cell office:value-type="string" office:string-value="Ду Чан">
            <text:p>Ду Чан</text:p>
          </table:table-cell>
          <table:table-cell office:value-type="string" office:string-value="1 356 ₽">
            <text:p>1 356 ₽</text:p>
          </table:table-cell>
        </table:table-row>
        <table:table-row>
          <table:table-cell office:value-type="string" office:string-value="Python для Excel. Современная среда для автоматизации и анализа данных">
            <text:p>Python для Excel. Современная среда для автоматизации и анализа данных</text:p>
          </table:table-cell>
          <table:table-cell office:value-type="string" office:string-value="Феликс Зумштейн">
            <text:p>Феликс Зумштейн</text:p>
          </table:table-cell>
          <table:table-cell office:value-type="string" office:string-value="1 592 ₽">
            <text:p>1 592 ₽</text:p>
          </table:table-cell>
        </table:table-row>
        <table:table-row>
          <table:table-cell office:value-type="string" office:string-value="Python. Создаем программы и игры">
            <text:p>Python. Создаем программы и игры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1 120 ₽">
            <text:p>1 120 ₽</text:p>
          </table:table-cell>
        </table:table-row>
        <table:table-row>
          <table:table-cell office:value-type="string" office:string-value="Python. Системный анализ данных, расчеты и моделирование. Подходит для решения математических, экономических и научных задач">
            <text:p>Python. Системный анализ данных, расчеты и моделирование. Подходит для решения математических, экономических и научных задач</text:p>
          </table:table-cell>
          <table:table-cell office:value-type="string" office:string-value="Йоаким Сунднес">
            <text:p>Йоаким Сунднес</text:p>
          </table:table-cell>
          <table:table-cell office:value-type="string" office:string-value="1 096 ₽">
            <text:p>1 096 ₽</text:p>
          </table:table-cell>
        </table:table-row>
        <table:table-row>
          <table:table-cell office:value-type="string" office:string-value="Python. Основы программирования">
            <text:p>Python. Основы программирования</text:p>
          </table:table-cell>
          <table:table-cell office:value-type="string" office:string-value="Бончо Вальков, Светлин Наков, Венцислав Петров">
            <text:p>Бончо Вальков, Светлин Наков, Венцислав Петров</text:p>
          </table:table-cell>
          <table:table-cell office:value-type="string" office:string-value="1 533 ₽">
            <text:p>1 533 ₽</text:p>
          </table:table-cell>
        </table:table-row>
        <table:table-row>
          <table:table-cell office:value-type="string" office:string-value="Python, Django и Bootstrap для начинающих">
            <text:p>Python, Django и Bootstrap для начинающих</text:p>
          </table:table-cell>
          <table:table-cell office:value-type="string" office:string-value="Анатолий Постолит">
            <text:p>Анатолий Постолит</text:p>
          </table:table-cell>
          <table:table-cell office:value-type="string" office:string-value="1 474 ₽">
            <text:p>1 474 ₽</text:p>
          </table:table-cell>
        </table:table-row>
        <table:table-row>
          <table:table-cell office:value-type="string" office:string-value="Python. Создаем программы и игры">
            <text:p>Python. Создаем программы и игры</text:p>
          </table:table-cell>
          <table:table-cell office:value-type="string" office:string-value="Д. Кольцов">
            <text:p>Д. Кольцов</text:p>
          </table:table-cell>
          <table:table-cell office:value-type="string" office:string-value="1 120 ₽">
            <text:p>1 120 ₽</text:p>
          </table:table-cell>
        </table:table-row>
        <table:table-row>
          <table:table-cell office:value-type="string" office:string-value="Python. Погружение в математику с Minecraft">
            <text:p>Python. Погружение в математику с Minecraft</text:p>
          </table:table-cell>
          <table:table-cell office:value-type="string" office:string-value="Андрей Корягин, Алиса Корягина">
            <text:p>Андрей Корягин, Алиса Корягина</text:p>
          </table:table-cell>
          <table:table-cell office:value-type="string" office:string-value="1 474 ₽">
            <text:p>1 474 ₽</text:p>
          </table:table-cell>
        </table:table-row>
        <table:table-row>
          <table:table-cell office:value-type="string" office:string-value="Python, например">
            <text:p>Python, например</text:p>
          </table:table-cell>
          <table:table-cell office:value-type="string" office:string-value="Никола Лейси">
            <text:p>Никола Лейси</text:p>
          </table:table-cell>
          <table:table-cell office:value-type="string" office:string-value="1 887 ₽">
            <text:p>1 887 ₽</text:p>
          </table:table-cell>
        </table:table-row>
        <table:table-row>
          <table:table-cell office:value-type="string" office:string-value="Python для детей. Курс для начинающих">
            <text:p>Python для детей. Курс для начинающих</text:p>
          </table:table-cell>
          <table:table-cell office:value-type="string" office:string-value="Александр Банкрашков">
            <text:p>Александр Банкрашков</text:p>
          </table:table-cell>
          <table:table-cell office:value-type="string" office:string-value="1 155 ₽">
            <text:p>1 155 ₽</text:p>
          </table:table-cell>
        </table:table-row>
        <table:table-row>
          <table:table-cell office:value-type="string" office:string-value="Python за 7 дней. Краткий курс для начинающих">
            <text:p>Python за 7 дней. Краткий курс для начинающих</text:p>
          </table:table-cell>
          <table:table-cell office:value-type="string" office:string-value="Эндрю Парк">
            <text:p>Эндрю Парк</text:p>
          </table:table-cell>
          <table:table-cell office:value-type="string" office:string-value="1 415 ₽">
            <text:p>1 415 ₽</text:p>
          </table:table-cell>
        </table:table-row>
        <table:table-row>
          <table:table-cell office:value-type="string" office:string-value="Python для учебы и работы. Как освоить самый мощный язык программирования для будущей карьеры">
            <text:p>Python для учебы и работы. Как освоить самый мощный язык программирования для будущей карьеры</text:p>
          </table:table-cell>
          <table:table-cell office:value-type="string" office:string-value="Михаэль Вайгенд">
            <text:p>Михаэль Вайгенд</text:p>
          </table:table-cell>
          <table:table-cell office:value-type="string" office:string-value="2 241 ₽">
            <text:p>2 241 ₽</text:p>
          </table:table-cell>
        </table:table-row>
        <table:table-row>
          <table:table-cell office:value-type="string" office:string-value="Python. 12 уроков для начинающих">
            <text:p>Python. 12 уроков для начинающих</text:p>
          </table:table-cell>
          <table:table-cell office:value-type="string" office:string-value="Павел Добряк">
            <text:p>Павел Добряк</text:p>
          </table:table-cell>
          <table:table-cell office:value-type="string" office:string-value="1 037 ₽">
            <text:p>1 037 ₽</text:p>
          </table:table-cell>
        </table:table-row>
        <table:table-row>
          <table:table-cell office:value-type="string" office:string-value="Python, Django и PyCharm для начинающих">
            <text:p>Python, Django и PyCharm для начинающих</text:p>
          </table:table-cell>
          <table:table-cell office:value-type="string" office:string-value="Анатолий Постолит">
            <text:p>Анатолий Постолит</text:p>
          </table:table-cell>
          <table:table-cell office:value-type="string" office:string-value="1 415 ₽">
            <text:p>1 415 ₽</text:p>
          </table:table-cell>
        </table:table-row>
        <table:table-row>
          <table:table-cell office:value-type="string" office:string-value="Python. Экспресс-курс. 3-е изд.">
            <text:p>Python. Экспресс-курс. 3-е изд.</text:p>
          </table:table-cell>
          <table:table-cell office:value-type="string" office:string-value="Наоми Седер">
            <text:p>Наоми Седер</text:p>
          </table:table-cell>
          <table:table-cell office:value-type="string" office:string-value="2 477 ₽">
            <text:p>2 477 ₽</text:p>
          </table:table-cell>
        </table:table-row>
        <table:table-row>
          <table:table-cell office:value-type="string" office:string-value="Python. Великое программирование в Minecraft  .">
            <text:p>Python. Великое программирование в Minecraft  .</text:p>
          </table:table-cell>
          <table:table-cell office:value-type="string" office:string-value="Андрей Корягин">
            <text:p>Андрей Корягин</text:p>
          </table:table-cell>
          <table:table-cell office:value-type="string" office:string-value="1 238 ₽">
            <text:p>1 238 ₽</text:p>
          </table:table-cell>
        </table:table-row>
        <table:table-row>
          <table:table-cell office:value-type="string" office:string-value="Python. Великое программирование в Minecraft">
            <text:p>Python. Великое программирование в Minecraft</text:p>
          </table:table-cell>
          <table:table-cell office:value-type="string" office:string-value="Андрей Корягин, Алиса Корягина">
            <text:p>Андрей Корягин, Алиса Корягина</text:p>
          </table:table-cell>
          <table:table-cell office:value-type="string" office:string-value="1 297 ₽">
            <text:p>1 297 ₽</text:p>
          </table:table-cell>
        </table:table-row>
        <table:table-row>
          <table:table-cell office:value-type="string" office:string-value="Python. Великое программирование в Minecraft">
            <text:p>Python. Великое программирование в Minecraft</text:p>
          </table:table-cell>
          <table:table-cell office:value-type="string" office:string-value="Андрей Корягин, Алиса Корягина">
            <text:p>Андрей Корягин, Алиса Корягина</text:p>
          </table:table-cell>
          <table:table-cell office:value-type="string" office:string-value="1 297 ₽">
            <text:p>1 297 ₽</text:p>
          </table:table-cell>
        </table:table-row>
        <table:table-row>
          <table:table-cell office:value-type="string" office:string-value="Python 3. Самое необходимое. 2-е издание, переработанное и дополненное">
            <text:p>Python 3. Самое необходимое. 2-е издание, переработанное и дополненное</text:p>
          </table:table-cell>
          <table:table-cell office:value-type="string" office:string-value="Николай Прохоренок">
            <text:p>Николай Прохоренок</text:p>
          </table:table-cell>
          <table:table-cell office:value-type="string" office:string-value="1 592 ₽">
            <text:p>1 592 ₽</text:p>
          </table:table-cell>
        </table:table-row>
        <table:table-row>
          <table:table-cell office:value-type="string" office:string-value="Python для начинающих. Лучшие задачи для изучения языка программирования">
            <text:p>Python для начинающих. Лучшие задачи для изучения языка программирования</text:p>
          </table:table-cell>
          <table:table-cell office:value-type="string" office:string-value="Паскаль Лафуркад, Малика Мор">
            <text:p>Паскаль Лафуркад, Малика Мор</text:p>
          </table:table-cell>
          <table:table-cell office:value-type="string" office:string-value="1 356 ₽">
            <text:p>1 356 ₽</text:p>
          </table:table-cell>
        </table:table-row>
        <table:table-row>
          <table:table-cell office:value-type="string" office:string-value="Python: быстрый старт">
            <text:p>Python: быстрый старт</text:p>
          </table:table-cell>
          <table:table-cell office:value-type="string" office:string-value="Ду Чан">
            <text:p>Ду Чан</text:p>
          </table:table-cell>
          <table:table-cell office:value-type="string" office:string-value="1 356 ₽">
            <text:p>1 356 ₽</text:p>
          </table:table-cell>
        </table:table-row>
        <table:table-row>
          <table:table-cell office:value-type="string" office:string-value="Python. Как стать профессионалом">
            <text:p>Python. Как стать профессионалом</text:p>
          </table:table-cell>
          <table:table-cell office:value-type="string" office:string-value="Дуг Фаррелл">
            <text:p>Дуг Фаррелл</text:p>
          </table:table-cell>
          <table:table-cell office:value-type="string" office:string-value="1 474 ₽">
            <text:p>1 474 ₽</text:p>
          </table:table-cell>
        </table:table-row>
        <table:table-row>
          <table:table-cell office:value-type="string" office:string-value="Python для финансистов">
            <text:p>Python для финансистов</text:p>
          </table:table-cell>
          <table:table-cell office:value-type="string" office:string-value="Ив Хилпиш">
            <text:p>Ив Хилпиш</text:p>
          </table:table-cell>
          <table:table-cell office:value-type="string" office:string-value="2 477 ₽">
            <text:p>2 477 ₽</text:p>
          </table:table-cell>
        </table:table-row>
        <table:table-row>
          <table:table-cell office:value-type="string" office:string-value="Python для хакеров. Нетривиальные задачи и проекты">
            <text:p>Python для хакеров. Нетривиальные задачи и проекты</text:p>
          </table:table-cell>
          <table:table-cell office:value-type="string" office:string-value="Ли Воган">
            <text:p>Ли Воган</text:p>
          </table:table-cell>
          <table:table-cell office:value-type="string" office:string-value="2 359 ₽">
            <text:p>2 359 ₽</text:p>
          </table:table-cell>
        </table:table-row>
        <table:table-row>
          <table:table-cell office:value-type="string" office:string-value="Python 3 и PyQt 6. Разработка приложений">
            <text:p>Python 3 и PyQt 6. Разработка приложений</text:p>
          </table:table-cell>
          <table:table-cell office:value-type="string" office:string-value="Владимир Дронов, Николай Прохоренок">
            <text:p>Владимир Дронов, Николай Прохоренок</text:p>
          </table:table-cell>
          <table:table-cell office:value-type="string" office:string-value="2 595 ₽">
            <text:p>2 595 ₽</text:p>
          </table:table-cell>
        </table:table-row>
        <table:table-row>
          <table:table-cell office:value-type="string" office:string-value="Python для сложных задач: наука о данных. 2-е издание">
            <text:p>Python для сложных задач: наука о данных. 2-е издание</text:p>
          </table:table-cell>
          <table:table-cell office:value-type="string" office:string-value="Джейк Вандер Плас">
            <text:p>Джейк Вандер Плас</text:p>
          </table:table-cell>
          <table:table-cell office:value-type="string" office:string-value="3 303 ₽">
            <text:p>3 303 ₽</text:p>
          </table:table-cell>
        </table:table-row>
        <table:table-row>
          <table:table-cell office:value-type="string" office:string-value="Python 3. Самое необходимое. 2-е издание, переработанное и дополненное">
            <text:p>Python 3. Самое необходимое. 2-е издание, переработанное и дополненное</text:p>
          </table:table-cell>
          <table:table-cell office:value-type="string" office:string-value="Николай Прохоренок">
            <text:p>Николай Прохоренок</text:p>
          </table:table-cell>
          <table:table-cell office:value-type="string" office:string-value="1 592 ₽">
            <text:p>1 592 ₽</text:p>
          </table:table-cell>
        </table:table-row>
        <table:table-row>
          <table:table-cell office:value-type="string" office:string-value="Python. Погружение в математику с Minecraft">
            <text:p>Python. Погружение в математику с Minecraft</text:p>
          </table:table-cell>
          <table:table-cell office:value-type="string" office:string-value="Андрей Корягин, Алиса Корягина">
            <text:p>Андрей Корягин, Алиса Корягина</text:p>
          </table:table-cell>
          <table:table-cell office:value-type="string" office:string-value="1 415 ₽">
            <text:p>1 415 ₽</text:p>
          </table:table-cell>
        </table:table-row>
        <table:table-row>
          <table:table-cell office:value-type="string" office:string-value="Python. Создай свою первую игру с нуля! Самоучитель в примерах">
            <text:p>Python. Создай свою первую игру с нуля! Самоучитель в примерах</text:p>
          </table:table-cell>
          <table:table-cell office:value-type="string" office:string-value="Джесс Вейхлер, Сет Кенлон">
            <text:p>Джесс Вейхлер, Сет Кенлон</text:p>
          </table:table-cell>
          <table:table-cell office:value-type="string" office:string-value="1 037 ₽">
            <text:p>1 037 ₽</text:p>
          </table:table-cell>
        </table:table-row>
        <table:table-row>
          <table:table-cell office:value-type="string" office:string-value="Python для начинающих: учимся программировать с помощью мини-игр и загадок">
            <text:p>Python для начинающих: учимся программировать с помощью мини-игр и загадок</text:p>
          </table:table-cell>
          <table:table-cell office:value-type="string" office:string-value="Кен Юэнс-Кларк">
            <text:p>Кен Юэнс-Кларк</text:p>
          </table:table-cell>
          <table:table-cell office:value-type="string" office:string-value="2 949 ₽">
            <text:p>2 949 ₽</text:p>
          </table:table-cell>
        </table:table-row>
        <table:table-row>
          <table:table-cell office:value-type="string" office:string-value="Python 3 и PyQt 5. Разработка приложений">
            <text:p>Python 3 и PyQt 5. Разработка приложений</text:p>
          </table:table-cell>
          <table:table-cell office:value-type="string" office:string-value="Николай Прохоренок">
            <text:p>Николай Прохоренок</text:p>
          </table:table-cell>
          <table:table-cell office:value-type="string" office:string-value="2 123 ₽">
            <text:p>2 123 ₽</text:p>
          </table:table-cell>
        </table:table-row>
        <table:table-row>
          <table:table-cell office:value-type="string" office:string-value="Python без проблем: решаем реальные задачи и пишем полезный код">
            <text:p>Python без проблем: решаем реальные задачи и пишем полезный код</text:p>
          </table:table-cell>
          <table:table-cell office:value-type="string" office:string-value="Даниэль Зингаро">
            <text:p>Даниэль Зингаро</text:p>
          </table:table-cell>
          <table:table-cell office:value-type="string" office:string-value="2 005 ₽">
            <text:p>2 005 ₽</text:p>
          </table:table-cell>
        </table:table-row>
        <table:table-row>
          <table:table-cell office:value-type="string" office:string-value="Python для инженерных задач. Самоучитель">
            <text:p>Python для инженерных задач. Самоучитель</text:p>
          </table:table-cell>
          <table:table-cell office:value-type="string" office:string-value="Евгений Ильин">
            <text:p>Евгений Ильин</text:p>
          </table:table-cell>
          <table:table-cell office:value-type="string" office:string-value="3 303 ₽">
            <text:p>3 303 ₽</text:p>
          </table:table-cell>
        </table:table-row>
        <table:table-row>
          <table:table-cell office:value-type="string" office:string-value="Python глазами хакера">
            <text:p>Python глазами хакера</text:p>
          </table:table-cell>
          <table:table-cell office:value-type="string" office:string-value="М. Бруцкий-Стемпковский">
            <text:p>М. Бруцкий-Стемпковский</text:p>
          </table:table-cell>
          <table:table-cell office:value-type="string" office:string-value="648 ₽">
            <text:p>648 ₽</text:p>
          </table:table-cell>
        </table:table-row>
        <table:table-row>
          <table:table-cell office:value-type="string" office:string-value="Python. Красивые задачи для начинающих">
            <text:p>Python. Красивые задачи для начинающих</text:p>
          </table:table-cell>
          <table:table-cell office:value-type="string" office:string-value="Павел Добряк">
            <text:p>Павел Добряк</text:p>
          </table:table-cell>
          <table:table-cell office:value-type="string" office:string-value="1 474 ₽">
            <text:p>1 474 ₽</text:p>
          </table:table-cell>
        </table:table-row>
        <table:table-row>
          <table:table-cell office:value-type="string" office:string-value="Python на примерах. Практический курс по программированию">
            <text:p>Python на примерах. Практический курс по программированию</text:p>
          </table:table-cell>
          <table:table-cell office:value-type="string" office:string-value="А.Н. Васильев">
            <text:p>А.Н. Васильев</text:p>
          </table:table-cell>
          <table:table-cell office:value-type="string" office:string-value="860 ₽">
            <text:p>860 ₽</text:p>
          </table:table-cell>
        </table:table-row>
        <table:table-row>
          <table:table-cell office:value-type="string" office:string-value="Python и DevOps: Ключ к автоматизации Linux">
            <text:p>Python и DevOps: Ключ к автоматизации Linux</text:p>
          </table:table-cell>
          <table:table-cell office:value-type="string" office:string-value="Кеннеди Берман, Ной Гифт, Альфредо Деза">
            <text:p>Кеннеди Берман, Ной Гифт, Альфредо Деза</text:p>
          </table:table-cell>
          <table:table-cell office:value-type="string" office:string-value="3 303 ₽">
            <text:p>3 303 ₽</text:p>
          </table:table-cell>
        </table:table-row>
        <table:table-row>
          <table:table-cell office:value-type="string" office:string-value="Python, например">
            <text:p>Python, например</text:p>
          </table:table-cell>
          <table:table-cell office:value-type="string" office:string-value="Никола Лейси">
            <text:p>Никола Лейси</text:p>
          </table:table-cell>
          <table:table-cell office:value-type="string" office:string-value="1 887 ₽">
            <text:p>1 887 ₽</text:p>
          </table:table-cell>
        </table:table-row>
        <table:table-row>
          <table:table-cell office:value-type="string" office:string-value="Python 3 и PyQt 6. Разработка приложений">
            <text:p>Python 3 и PyQt 6. Разработка приложений</text:p>
          </table:table-cell>
          <table:table-cell office:value-type="string" office:string-value="Владимир Дронов, Николай Прохоренок">
            <text:p>Владимир Дронов, Николай Прохоренок</text:p>
          </table:table-cell>
          <table:table-cell office:value-type="string" office:string-value="2 595 ₽">
            <text:p>2 595 ₽</text:p>
          </table:table-cell>
        </table:table-row>
        <table:table-row>
          <table:table-cell office:value-type="string" office:string-value="Python. Уроки для начинающих">
            <text:p>Python. Уроки для начинающих</text:p>
          </table:table-cell>
          <table:table-cell office:value-type="string" office:string-value="Владимир Дронов">
            <text:p>Владимир Дронов</text:p>
          </table:table-cell>
          <table:table-cell office:value-type="string" office:string-value="2 477 ₽">
            <text:p>2 477 ₽</text:p>
          </table:table-cell>
        </table:table-row>
        <table:table-row>
          <table:table-cell office:value-type="string" office:string-value="Python. Лучшие практики и инструменты. 4-е изд.">
            <text:p>Python. Лучшие практики и инструменты. 4-е изд.</text:p>
          </table:table-cell>
          <table:table-cell office:value-type="string" office:string-value="Тарек Зиаде, Михал Яворски">
            <text:p>Тарек Зиаде, Михал Яворски</text:p>
          </table:table-cell>
          <table:table-cell office:value-type="string" office:string-value="4 837 ₽">
            <text:p>4 837 ₽</text:p>
          </table:table-cell>
        </table:table-row>
        <table:table-row>
          <table:table-cell office:value-type="string" office:string-value="Python все в одном для чайников, 3-е издание">
            <text:p>Python все в одном для чайников, 3-е издание</text:p>
          </table:table-cell>
          <table:table-cell office:value-type="string" office:string-value="Алан Симпсон, Джон Шовик">
            <text:p>Алан Симпсон, Джон Шовик</text:p>
          </table:table-cell>
          <table:table-cell office:value-type="string" office:string-value="2 279 ₽">
            <text:p>2 279 ₽</text:p>
          </table:table-cell>
        </table:table-row>
        <table:table-row>
          <table:table-cell office:value-type="string" office:string-value="Python. Экспресс-курс. 3-е изд.">
            <text:p>Python. Экспресс-курс. 3-е изд.</text:p>
          </table:table-cell>
          <table:table-cell office:value-type="string" office:string-value="Наоми Седер">
            <text:p>Наоми Седер</text:p>
          </table:table-cell>
          <table:table-cell office:value-type="string" office:string-value="2 477 ₽">
            <text:p>2 477 ₽</text:p>
          </table:table-cell>
        </table:table-row>
        <table:table-row>
          <table:table-cell office:value-type="string" office:string-value="Python для юных программистов">
            <text:p>Python для юных программистов</text:p>
          </table:table-cell>
          <table:table-cell office:value-type="string" office:string-value="Денис Голиков">
            <text:p>Денис Голиков</text:p>
          </table:table-cell>
          <table:table-cell office:value-type="string" office:string-value="1 297 ₽">
            <text:p>1 297 ₽</text:p>
          </table:table-cell>
        </table:table-row>
        <table:table-row>
          <table:table-cell office:value-type="string" office:string-value="Python 3 и PyQt 5. Разработка приложений">
            <text:p>Python 3 и PyQt 5. Разработка приложений</text:p>
          </table:table-cell>
          <table:table-cell office:value-type="string" office:string-value="Николай Прохоренок">
            <text:p>Николай Прохоренок</text:p>
          </table:table-cell>
          <table:table-cell office:value-type="string" office:string-value="2 123 ₽">
            <text:p>2 123 ₽</text:p>
          </table:table-cell>
        </table:table-row>
        <table:table-row>
          <table:table-cell office:value-type="string" office:string-value="Python для начинающих. Самоучитель в примерах">
            <text:p>Python для начинающих. Самоучитель в примерах</text:p>
          </table:table-cell>
          <table:table-cell office:value-type="string" office:string-value="Джош Коглиати">
            <text:p>Джош Коглиати</text:p>
          </table:table-cell>
          <table:table-cell office:value-type="string" office:string-value="487 ₽">
            <text:p>487 ₽</text:p>
          </table:table-cell>
        </table:table-row>
        <table:table-row>
          <table:table-cell office:value-type="string" office:string-value="Python. Чистый код для продолжающих">
            <text:p>Python. Чистый код для продолжающих</text:p>
          </table:table-cell>
          <table:table-cell office:value-type="string" office:string-value="Эл Свейгарт">
            <text:p>Эл Свейгарт</text:p>
          </table:table-cell>
          <table:table-cell office:value-type="string" office:string-value="2 713 ₽">
            <text:p>2 713 ₽</text:p>
          </table:table-cell>
        </table:table-row>
        <table:table-row>
          <table:table-cell office:value-type="string" office:string-value="Python и DevOps: Ключ к автоматизации Linux">
            <text:p>Python и DevOps: Ключ к автоматизации Linux</text:p>
          </table:table-cell>
          <table:table-cell office:value-type="string" office:string-value="Ной Гифт">
            <text:p>Ной Гифт</text:p>
          </table:table-cell>
          <table:table-cell office:value-type="string" office:string-value="3 303 ₽">
            <text:p>3 303 ₽</text:p>
          </table:table-cell>
        </table:table-row>
        <table:table-row>
          <table:table-cell office:value-type="string" office:string-value="Python 3 и PyQt 5 Разработка приложений (м) Прохоренок">
            <text:p>Python 3 и PyQt 5 Разработка приложений (м) Прохоренок</text:p>
          </table:table-cell>
          <table:table-cell office:value-type="string" office:string-value="Языки и среды программирования">
            <text:p>Языки и среды программирования</text:p>
          </table:table-cell>
          <table:table-cell office:value-type="string" office:string-value="1 533 ₽">
            <text:p>1 533 ₽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